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fo:background-color="transparen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0.740833333333333cm" style:use-optimal-column-width="true"/>
    </style:style>
    <style:style style:name="co3" style:family="table-column">
      <style:table-column-properties fo:break-before="auto" style:column-width="0.656166666666667cm" style:use-optimal-column-width="true"/>
    </style:style>
    <style:style style:name="co4" style:family="table-column">
      <style:table-column-properties fo:break-before="auto" style:column-width="1.69333333333333cm" style:use-optimal-column-width="true"/>
    </style:style>
    <style:style style:name="co5" style:family="table-column">
      <style:table-column-properties fo:break-before="auto" style:column-width="1.43933333333333cm" style:use-optimal-column-width="true"/>
    </style:style>
    <style:style style:name="co6" style:family="table-column">
      <style:table-column-properties fo:break-before="auto" style:column-width="2.667cm" style:use-optimal-column-width="true"/>
    </style:style>
    <style:style style:name="co7" style:family="table-column">
      <style:table-column-properties fo:break-before="auto" style:column-width="4.72016666666667cm" style:use-optimal-column-width="true"/>
    </style:style>
    <style:style style:name="co8" style:family="table-column">
      <style:table-column-properties fo:break-before="auto" style:column-width="0.994833333333333cm" style:use-optimal-column-width="true"/>
    </style:style>
    <style:style style:name="co9" style:family="table-column">
      <style:table-column-properties fo:break-before="auto" style:column-width="2.794cm" style:use-optimal-column-width="true"/>
    </style:style>
    <style:style style:name="co10" style:family="table-column">
      <style:table-column-properties fo:break-before="auto" style:column-width="5.03766666666667cm" style:use-optimal-column-width="true"/>
    </style:style>
    <style:style style:name="co11" style:family="table-column">
      <style:table-column-properties fo:break-before="auto" style:column-width="0.889cm" style:use-optimal-column-width="true"/>
    </style:style>
    <style:style style:name="co12" style:family="table-column">
      <style:table-column-properties fo:break-before="auto" style:column-width="3.34433333333333cm" style:use-optimal-column-width="true"/>
    </style:style>
    <style:style style:name="co13" style:family="table-column">
      <style:table-column-properties fo:break-before="auto" style:column-width="2.20133333333333cm" style:use-optimal-column-width="true"/>
    </style:style>
    <style:style style:name="co14" style:family="table-column">
      <style:table-column-properties fo:break-before="auto" style:column-width="2.62466666666667cm" style:use-optimal-column-width="true"/>
    </style:style>
    <style:style style:name="co15" style:family="table-column">
      <style:table-column-properties fo:break-before="auto" style:column-width="1.9685cm" style:use-optimal-column-width="true"/>
    </style:style>
    <style:style style:name="co16" style:family="table-column">
      <style:table-column-properties fo:break-before="auto" style:column-width="2.64583333333333cm" style:use-optimal-column-width="true"/>
    </style:style>
    <style:style style:name="co17" style:family="table-column">
      <style:table-column-properties fo:break-before="auto" style:column-width="1.86266666666667cm" style:use-optimal-column-width="true"/>
    </style:style>
    <style:style style:name="co18" style:family="table-column">
      <style:table-column-properties fo:break-before="auto" style:column-width="0.8255cm" style:use-optimal-column-width="true"/>
    </style:style>
    <style:style style:name="co19" style:family="table-column">
      <style:table-column-properties fo:break-before="auto" style:column-width="0.931333333333333cm" style:use-optimal-column-width="true"/>
    </style:style>
    <style:style style:name="co20" style:family="table-column">
      <style:table-column-properties fo:break-before="auto" style:column-width="2.413cm" style:use-optimal-column-width="true"/>
    </style:style>
    <style:style style:name="co21" style:family="table-column">
      <style:table-column-properties fo:break-before="auto" style:column-width="1.67216666666667cm" style:use-optimal-column-width="true"/>
    </style:style>
    <style:style style:name="co22" style:family="table-column">
      <style:table-column-properties fo:break-before="auto" style:column-width="2.94216666666667cm" style:use-optimal-column-width="true"/>
    </style:style>
    <style:style style:name="co23" style:family="table-column">
      <style:table-column-properties fo:break-before="auto" style:column-width="1.566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ovimient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default-cell-style-name="ce3"/>
        <table:table-column table:style-name="co20" table:default-cell-style-name="ce3"/>
        <table:table-column table:style-name="co18" table:default-cell-style-name="ce3"/>
        <table:table-column table:style-name="co3" table:number-columns-repeated="30" table:default-cell-style-name="ce3"/>
        <table:table-column table:style-name="co21" table:default-cell-style-name="ce3"/>
        <table:table-column table:style-name="co22" table:number-columns-repeated="2" table:default-cell-style-name="ce3"/>
        <table:table-column table:style-name="co23" table:number-columns-repeated="199" table:default-cell-style-name="ce3"/>
        <table:table-column table:style-name="co23" table:number-columns-repeated="16128" table:default-cell-style-name="ce4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gen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tipo1</text:p>
          </table:table-cell>
          <table:table-cell office:value-type="string" table:style-name="ce2">
            <text:p>tmov</text:p>
          </table:table-cell>
          <table:table-cell office:value-type="string" table:style-name="ce2">
            <text:p>objetomov</text:p>
          </table:table-cell>
          <table:table-cell office:value-type="string" table:style-name="ce2">
            <text:p>movimiento</text:p>
          </table:table-cell>
          <table:table-cell office:value-type="string" table:style-name="ce2">
            <text:p>pot</text:p>
          </table:table-cell>
          <table:table-cell office:value-type="string" table:style-name="ce2">
            <text:p>prec</text:p>
          </table:table-cell>
          <table:table-cell office:value-type="string" table:style-name="ce2">
            <text:p>pp</text:p>
          </table:table-cell>
          <table:table-cell office:value-type="string" table:style-name="ce2">
            <text:p>movnec</text:p>
          </table:table-cell>
          <table:table-cell office:value-type="string" table:style-name="ce2">
            <text:p>pokemon1</text:p>
          </table:table-cell>
          <table:table-cell office:value-type="string" table:style-name="ce2">
            <text:p>fpok</text:p>
          </table:table-cell>
          <table:table-cell office:value-type="string" table:style-name="ce2">
            <text:p>frp1</text:p>
          </table:table-cell>
          <table:table-cell office:value-type="string" table:style-name="ce2">
            <text:p>pokemon2</text:p>
          </table:table-cell>
          <table:table-cell office:value-type="string" table:style-name="ce2">
            <text:p>frp2</text:p>
          </table:table-cell>
          <table:table-cell office:value-type="string" table:style-name="ce2">
            <text:p>pokemon3</text:p>
          </table:table-cell>
          <table:table-cell office:value-type="string" table:style-name="ce2">
            <text:p>frp3</text:p>
          </table:table-cell>
          <table:table-cell office:value-type="string" table:style-name="ce2">
            <text:p>pokemon4</text:p>
          </table:table-cell>
          <table:table-cell office:value-type="string" table:style-name="ce2">
            <text:p>frp4</text:p>
          </table:table-cell>
          <table:table-cell office:value-type="string" table:style-name="ce2">
            <text:p>pokemon5</text:p>
          </table:table-cell>
          <table:table-cell office:value-type="string" table:style-name="ce2">
            <text:p>frp5</text:p>
          </table:table-cell>
          <table:table-cell office:value-type="string" table:style-name="ce2">
            <text:p>pokemon6</text:p>
          </table:table-cell>
          <table:table-cell office:value-type="string" table:style-name="ce2">
            <text:p>frp6</text:p>
          </table:table-cell>
          <table:table-cell table:number-columns-repeated="1636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urbuja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scad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drobomba</text:p>
          </table:table-cell>
          <table:table-cell office:value-type="float" office:value="110" table:style-name="ce5">
            <text:p>110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rtillazo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stola agua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burbuja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fugi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urf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naza</text:p>
          </table:table-cell>
          <table:table-cell office:value-type="float" office:value="35" table:style-name="ce5">
            <text:p>35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hellde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loyste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lamper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nac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arbarac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upavidas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isparo demora</text:p>
          </table:table-cell>
          <table:table-cell office:value-type="string" table:style-name="ce5">
            <text:p>-</text:p>
          </table:table-cell>
          <table:table-cell office:value-type="float" office:value="95" table:style-name="ce5">
            <text:p>95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ble ataque</text:p>
          </table:table-cell>
          <table:table-cell office:value-type="float" office:value="25" table:style-name="ce5">
            <text:p>2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n misil</text:p>
          </table:table-cell>
          <table:table-cell office:value-type="float" office:value="25" table:style-name="ce5">
            <text:p>25</text:p>
          </table:table-cell>
          <table:table-cell office:value-type="float" office:value="95" table:style-name="ce5">
            <text:p>9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ria drag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mpactruen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nda truen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trueno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ueno</text:p>
          </table:table-cell>
          <table:table-cell office:value-type="float" office:value="110" table:style-name="ce5">
            <text:p>11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nguetazo</text:p>
          </table:table-cell>
          <table:table-cell office:value-type="float" office:value="30" table:style-name="ce5">
            <text:p>30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antasm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confus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antasm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nieblas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scuas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ro fuego</text:p>
          </table:table-cell>
          <table:table-cell office:value-type="float" office:value="35" table:style-name="ce5">
            <text:p>35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nzallamas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amarada</text:p>
          </table:table-cell>
          <table:table-cell office:value-type="float" office:value="110" table:style-name="ce5">
            <text:p>11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fuego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eblin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iebl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hielo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aurora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hielo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tisca</text:p>
          </table:table-cell>
          <table:table-cell office:value-type="float" office:value="110" table:style-name="ce5">
            <text:p>11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traataque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ble patada</text:p>
          </table:table-cell>
          <table:table-cell office:value-type="float" office:value="30" table:style-name="ce5">
            <text:p>30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karate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tada baj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tada giro</text:p>
          </table:table-cell>
          <table:table-cell office:value-type="float" office:value="60" table:style-name="ce5">
            <text:p>60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tada salto</text:p>
          </table:table-cell>
          <table:table-cell office:value-type="float" office:value="100" table:style-name="ce5">
            <text:p>100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tada salto alta</text:p>
          </table:table-cell>
          <table:table-cell office:value-type="float" office:value="130" table:style-name="ce5">
            <text:p>13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smic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umision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filar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arre</text:p>
          </table:table-cell>
          <table:table-cell office:value-type="float" office:value="55" table:style-name="ce5">
            <text:p>55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mortiguador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nulaci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anaz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35" table:style-name="ce5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adura</text:p>
          </table:table-cell>
          <table:table-cell office:value-type="float" office:value="15" table:style-name="ce5">
            <text:p>15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aque furia</text:p>
          </table:table-cell>
          <table:table-cell office:value-type="float" office:value="15" table:style-name="ce5">
            <text:p>15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aque rapid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izar</text:p>
          </table:table-cell>
          <table:table-cell office:value-type="float" office:value="80" table:style-name="ce5">
            <text:p>80</text:p>
          </table:table-cell>
          <table:table-cell office:value-type="float" office:value="75" table:style-name="ce5">
            <text:p>7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utodestruccion</text:p>
          </table:table-cell>
          <table:table-cell office:value-type="float" office:value="200" table:style-name="ce5">
            <text:p>2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eso amoroso</text:p>
          </table:table-cell>
          <table:table-cell office:value-type="string" table:style-name="ce5">
            <text:p>-</text:p>
          </table:table-cell>
          <table:table-cell office:value-type="float" office:value="75" table:style-name="ce5">
            <text:p>7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mba huevo</text:p>
          </table:table-cell>
          <table:table-cell office:value-type="float" office:value="100" table:style-name="ce5">
            <text:p>100</text:p>
          </table:table-cell>
          <table:table-cell office:value-type="float" office:value="75" table:style-name="ce5">
            <text:p>7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xegguto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ola</text:p>
          </table:table-cell>
          <table:table-cell office:value-type="string" table:style-name="ce3">
            <text:p>Exegguto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xeggcut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ans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liss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w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mba sonica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mbardeo</text:p>
          </table:table-cell>
          <table:table-cell office:value-type="float" office:value="15" table:style-name="ce5">
            <text:p>15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xegguto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ola</text:p>
          </table:table-cell>
          <table:table-cell office:value-type="string" table:style-name="ce3">
            <text:p>Exegguto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xeggcut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bezazo</text:p>
          </table:table-cell>
          <table:table-cell office:value-type="float" office:value="130" table:style-name="ce5">
            <text:p>13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nto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irrido</text:p>
          </table:table-cell>
          <table:table-cell office:value-type="string" table:style-name="ce5">
            <text:p>-</text:p>
          </table:table-cell>
          <table:table-cell office:value-type="float" office:value="85" table:style-name="ce5">
            <text:p>85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lavo canon</text:p>
          </table:table-cell>
          <table:table-cell office:value-type="float" office:value="20" table:style-name="ce5">
            <text:p>2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loyste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manyt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mast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rsol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reani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xapex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striccion</text:p>
          </table:table-cell>
          <table:table-cell office:value-type="float" office:value="15" table:style-name="ce5">
            <text:p>15</text:p>
          </table:table-cell>
          <table:table-cell office:value-type="float" office:value="90" table:style-name="ce5">
            <text:p>9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vers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ryg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rygon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rygon-Z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rnada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rte</text:p>
          </table:table-cell>
          <table:table-cell office:value-type="float" office:value="50" table:style-name="ce5">
            <text:p>50</text:p>
          </table:table-cell>
          <table:table-cell office:value-type="float" office:value="95" table:style-name="ce5">
            <text:p>95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uchillada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espad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rribo</text:p>
          </table:table-cell>
          <table:table-cell office:value-type="float" office:value="90" table:style-name="ce5">
            <text:p>90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arroll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lumbrar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tell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tructor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35" table:style-name="ce5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ia de pag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ble bofeton</text:p>
          </table:table-cell>
          <table:table-cell office:value-type="float" office:value="15" table:style-name="ce5">
            <text:p>15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ble equip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ble fil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xplosion</text:p>
          </table:table-cell>
          <table:table-cell office:value-type="float" office:value="250" table:style-name="ce5">
            <text:p>25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oco energ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ortalez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rz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ria</text:p>
          </table:table-cell>
          <table:table-cell office:value-type="float" office:value="20" table:style-name="ce5">
            <text:p>2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cabeza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cuerpo</text:p>
          </table:table-cell>
          <table:table-cell office:value-type="float" office:value="85" table:style-name="ce5">
            <text:p>8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s furia</text:p>
          </table:table-cell>
          <table:table-cell office:value-type="float" office:value="18" table:style-name="ce5">
            <text:p>18</text:p>
          </table:table-cell>
          <table:table-cell office:value-type="float" office:value="80" table:style-name="ce5">
            <text:p>8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runid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uillotina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percolmillo</text:p>
          </table:table-cell>
          <table:table-cell office:value-type="float" office:value="80" table:style-name="ce5">
            <text:p>80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perrayo</text:p>
          </table:table-cell>
          <table:table-cell office:value-type="float" office:value="150" table:style-name="ce5">
            <text:p>15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tig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licios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gapatada</text:p>
          </table:table-cell>
          <table:table-cell office:value-type="float" office:value="120" table:style-name="ce5">
            <text:p>120</text:p>
          </table:table-cell>
          <table:table-cell office:value-type="float" office:value="75" table:style-name="ce5">
            <text:p>7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gapuno</text:p>
          </table:table-cell>
          <table:table-cell office:value-type="float" office:value="80" table:style-name="ce5">
            <text:p>80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tronom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imetic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ntalla de hum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erforador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soton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caje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35" table:style-name="ce5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cometa</text:p>
          </table:table-cell>
          <table:table-cell office:value-type="float" office:value="18" table:style-name="ce5">
            <text:p>18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mareo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pidez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cuper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duc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molin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striccion</text:p>
          </table:table-cell>
          <table:table-cell office:value-type="float" office:value="10" table:style-name="ce5">
            <text:p>10</text:p>
          </table:table-cell>
          <table:table-cell office:value-type="float" office:value="100" table:style-name="ce5">
            <text:p>100</text:p>
          </table:table-cell>
          <table:table-cell office:value-type="float" office:value="35" table:style-name="ce5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izo defens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ugid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alpicadur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uperdiente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upersonico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ustitut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ansform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iataque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ganz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ento cortante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bsorber</text:p>
          </table:table-cell>
          <table:table-cell office:value-type="float" office:value="20" table:style-name="ce5">
            <text:p>2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petal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enadoras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por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oja afilada</text:p>
          </table:table-cell>
          <table:table-cell office:value-type="float" office:value="55" table:style-name="ce5">
            <text:p>55</text:p>
          </table:table-cell>
          <table:table-cell office:value-type="float" office:value="95" table:style-name="ce5">
            <text:p>95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tigo cepa</text:p>
          </table:table-cell>
          <table:table-cell office:value-type="float" office:value="45" table:style-name="ce5">
            <text:p>45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gaagotar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lizador</text:p>
          </table:table-cell>
          <table:table-cell office:value-type="string" table:style-name="ce5">
            <text:p>-</text:p>
          </table:table-cell>
          <table:table-cell office:value-type="float" office:value="75" table:style-name="ce5">
            <text:p>75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solar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omnifero</text:p>
          </table:table-cell>
          <table:table-cell office:value-type="string" table:style-name="ce5">
            <text:p>-</text:p>
          </table:table-cell>
          <table:table-cell office:value-type="float" office:value="75" table:style-name="ce5">
            <text:p>7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ilidad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mnes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arrer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mesuenos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fusion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cans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pnosis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inetico</text:p>
          </table:table-cell>
          <table:table-cell office:value-type="string" table:style-name="ce5">
            <text:p>-</text:p>
          </table:table-cell>
          <table:table-cell office:value-type="float" office:value="80" table:style-name="ce5">
            <text:p>8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dit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ntalla de luz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coond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corrayo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flej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letransport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valancha</text:p>
          </table:table-cell>
          <table:table-cell office:value-type="float" office:value="75" table:style-name="ce5">
            <text:p>75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nzarrocas</text:p>
          </table:table-cell>
          <table:table-cell office:value-type="float" office:value="50" table:style-name="ce5">
            <text:p>50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ordisc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aque aren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xcavar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isura</text:p>
          </table:table-cell>
          <table:table-cell office:value-type="string" table:style-name="ce5">
            <text:p>-</text:p>
          </table:table-cell>
          <table:table-cell office:value-type="float" office:value="30" table:style-name="ce3">
            <text:p>3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ueso palo</text:p>
          </table:table-cell>
          <table:table-cell office:value-type="float" office:value="65" table:style-name="ce5">
            <text:p>65</text:p>
          </table:table-cell>
          <table:table-cell office:value-type="float" office:value="85" table:style-name="ce3">
            <text:p>8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uesomerang</text:p>
          </table:table-cell>
          <table:table-cell office:value-type="float" office:value="50" table:style-name="ce5">
            <text:p>50</text:p>
          </table:table-cell>
          <table:table-cell office:value-type="float" office:value="90" table:style-name="ce3">
            <text:p>9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rremot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id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madura acid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s venenoso</text:p>
          </table:table-cell>
          <table:table-cell office:value-type="string" table:style-name="ce5">
            <text:p>-</text:p>
          </table:table-cell>
          <table:table-cell office:value-type="float" office:value="90" table:style-name="ce3">
            <text:p>9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cotazo veneno</text:p>
          </table:table-cell>
          <table:table-cell office:value-type="float" office:value="15" table:style-name="ce5">
            <text:p>15</text:p>
          </table:table-cell>
          <table:table-cell office:value-type="float" office:value="100" table:style-name="ce3">
            <text:p>10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lucion</text:p>
          </table:table-cell>
          <table:table-cell office:value-type="float" office:value="30" table:style-name="ce5">
            <text:p>30</text:p>
          </table:table-cell>
          <table:table-cell office:value-type="float" office:value="70" table:style-name="ce3">
            <text:p>7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lvo veneno</text:p>
          </table:table-cell>
          <table:table-cell office:value-type="string" table:style-name="ce5">
            <text:p>-</text:p>
          </table:table-cell>
          <table:table-cell office:value-type="float" office:value="75" table:style-name="ce3">
            <text:p>7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siduos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xico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aque aereo</text:p>
          </table:table-cell>
          <table:table-cell office:value-type="float" office:value="140" table:style-name="ce5">
            <text:p>140</text:p>
          </table:table-cell>
          <table:table-cell office:value-type="float" office:value="90" table:style-name="ce3">
            <text:p>9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aque ala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pej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co taladr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cotazo</text:p>
          </table:table-cell>
          <table:table-cell office:value-type="float" office:value="35" table:style-name="ce5">
            <text:p>35</text:p>
          </table:table-cell>
          <table:table-cell office:value-type="float" office:value="100" table:style-name="ce3">
            <text:p>10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rnad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3">
            <text:p>10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uelo</text:p>
          </table:table-cell>
          <table:table-cell office:value-type="float" office:value="90" table:style-name="ce5">
            <text:p>90</text:p>
          </table:table-cell>
          <table:table-cell office:value-type="float" office:value="95" table:style-name="ce3">
            <text:p>9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a de acero</text:p>
          </table:table-cell>
          <table:table-cell office:value-type="float" office:value="70" table:style-name="ce5">
            <text:p>70</text:p>
          </table:table-cell>
          <table:table-cell office:value-type="float" office:value="90" table:style-name="ce5">
            <text:p>9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la ferrea</text:p>
          </table:table-cell>
          <table:table-cell office:value-type="float" office:value="100" table:style-name="ce5">
            <text:p>100</text:p>
          </table:table-cell>
          <table:table-cell office:value-type="float" office:value="75" table:style-name="ce5">
            <text:p>7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rra metal</text:p>
          </table:table-cell>
          <table:table-cell office:value-type="float" office:value="50" table:style-name="ce5">
            <text:p>50</text:p>
          </table:table-cell>
          <table:table-cell office:value-type="float" office:value="95" table:style-name="ce5">
            <text:p>95</text:p>
          </table:table-cell>
          <table:table-cell office:value-type="float" office:value="35" table:style-name="ce5">
            <text:p>3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lluv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lpocanon</text:p>
          </table:table-cell>
          <table:table-cell office:value-type="float" office:value="65" table:style-name="ce5">
            <text:p>65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rbellino</text:p>
          </table:table-cell>
          <table:table-cell office:value-type="float" office:value="35" table:style-name="ce5">
            <text:p>35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rte furia</text:p>
          </table:table-cell>
          <table:table-cell office:value-type="float" office:value="40" table:style-name="ce5">
            <text:p>40</text:p>
          </table:table-cell>
          <table:table-cell office:value-type="float" office:value="95" table:style-name="ce5">
            <text:p>9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gacuerno</text:p>
          </table:table-cell>
          <table:table-cell office:value-type="float" office:value="120" table:style-name="ce5">
            <text:p>120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laran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iclon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alient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nfad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ispa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ocanon</text:p>
          </table:table-cell>
          <table:table-cell office:value-type="float" office:value="120" table:style-name="ce5">
            <text:p>120</text:p>
          </table:table-cell>
          <table:table-cell office:value-type="float" office:value="50" table:style-name="ce5">
            <text:p>5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la sombr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ldi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ismo destin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esadill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ncor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ia solead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 sagrado</text:p>
          </table:table-cell>
          <table:table-cell office:value-type="float" office:value="100" table:style-name="ce5">
            <text:p>100</text:p>
          </table:table-cell>
          <table:table-cell office:value-type="float" office:value="95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ueda fueg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eso dulce</text:p>
          </table:table-cell>
          <table:table-cell office:value-type="string" table:style-name="ce5">
            <text:p>-</text:p>
          </table:table-cell>
          <table:table-cell office:value-type="float" office:value="75" table:style-name="ce5">
            <text:p>7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ncant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z lun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ieve polv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ento hielo</text:p>
          </table:table-cell>
          <table:table-cell office:value-type="float" office:value="55" table:style-name="ce5">
            <text:p>55</text:p>
          </table:table-cell>
          <table:table-cell office:value-type="float" office:value="95" table:style-name="ce5">
            <text:p>9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tec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roca</text:p>
          </table:table-cell>
          <table:table-cell office:value-type="float" office:value="40" table:style-name="ce3">
            <text:p>4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nversion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dinamico</text:p>
          </table:table-cell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jo cruzado</text:p>
          </table:table-cell>
          <table:table-cell office:value-type="float" office:value="100" table:style-name="ce3">
            <text:p>100</text:p>
          </table:table-cell>
          <table:table-cell office:value-type="float" office:value="80" table:style-name="ce3">
            <text:p>8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ro vital</text:p>
          </table:table-cell>
          <table:table-cell office:value-type="float" office:value="70" table:style-name="ce3">
            <text:p>70</text:p>
          </table:table-cell>
          <table:table-cell office:value-type="string" table:style-name="ce5">
            <text:p>-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iple patada</text:p>
          </table:table-cell>
          <table:table-cell office:value-type="float" office:value="10" table:style-name="ce3">
            <text:p>10</text:p>
          </table:table-cell>
          <table:table-cell office:value-type="float" office:value="90" table:style-name="ce3">
            <text:p>9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ltrapuno</text:p>
          </table:table-cell>
          <table:table-cell office:value-type="float" office:value="40" table:style-name="ce3">
            <text:p>40</text:p>
          </table:table-cell>
          <table:table-cell office:value-type="float" office:value="100" table:style-name="ce3">
            <text:p>10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nt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racci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zote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atid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pana cur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nto mort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ra sust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toneo</text:p>
          </table:table-cell>
          <table:table-cell office:value-type="string" table:style-name="ce5">
            <text:p>-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vers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ivide dolo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ulce arom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quem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mearg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lso tortaz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ijar blanc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rustraci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ro rapido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l de oj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s psiqu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tra vez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der ocult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resente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rofec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rotec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lev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tribuci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nquido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ol matin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onambul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mbo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lepat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lo sagrad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locidad extrem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poragod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drenado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tesi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nto espej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remonicion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der pasad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dar</text:p>
          </table:table-cell>
          <table:table-cell office:value-type="float" office:value="30" table:style-name="ce5">
            <text:p>30</text:p>
          </table:table-cell>
          <table:table-cell office:value-type="float" office:value="90" table:style-name="ce5">
            <text:p>9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rmenta de aren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inta</text:p>
          </table:table-cell>
          <table:table-cell office:value-type="float" office:value="60" table:style-name="ce3">
            <text:p>60</text:p>
          </table:table-cell>
          <table:table-cell office:value-type="string" table:style-name="ce5">
            <text:p>-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dron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liza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ersecucion</text:p>
          </table:table-cell>
          <table:table-cell office:value-type="float" office:value="40" table:style-name="ce3">
            <text:p>4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iturar</text:p>
          </table:table-cell>
          <table:table-cell office:value-type="float" office:value="80" table:style-name="ce3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aque oseo</text:p>
          </table:table-cell>
          <table:table-cell office:value-type="float" office:value="25" table:style-name="ce5">
            <text:p>25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feton lodo</text:p>
          </table:table-cell>
          <table:table-cell office:value-type="float" office:value="20" table:style-name="ce5">
            <text:p>2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gnitud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a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mba lodo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erochorro</text:p>
          </table:table-cell>
          <table:table-cell office:value-type="float" office:value="100" table:style-name="ce5">
            <text:p>100</text:p>
          </table:table-cell>
          <table:table-cell office:value-type="float" office:value="95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gi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fensa ferre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eo oculto</text:p>
          </table:table-cell>
          <table:table-cell office:value-type="float" office:value="140" table:style-name="ce5">
            <text:p>14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Jirach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co metalico</text:p>
          </table:table-cell>
          <table:table-cell office:value-type="string" table:style-name="ce5">
            <text:p>-</text:p>
          </table:table-cell>
          <table:table-cell office:value-type="float" office:value="85" table:style-name="ce5">
            <text:p>85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meteoro</text:p>
          </table:table-cell>
          <table:table-cell office:value-type="float" office:value="90" table:style-name="ce5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 lodosa</text:p>
          </table:table-cell>
          <table:table-cell office:value-type="float" office:value="90" table:style-name="ce5">
            <text:p>90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uce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drocanon</text:p>
          </table:table-cell>
          <table:table-cell office:value-type="float" office:value="150" table:style-name="ce5">
            <text:p>15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drochor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dropuls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alpicar</text:p>
          </table:table-cell>
          <table:table-cell office:value-type="float" office:value="150" table:style-name="ce5">
            <text:p>15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ble rayo</text:p>
          </table:table-cell>
          <table:table-cell office:value-type="float" office:value="40" table:style-name="ce5">
            <text:p>40</text:p>
          </table:table-cell>
          <table:table-cell office:value-type="float" office:value="95" table:style-name="ce5">
            <text:p>9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faga</text:p>
          </table:table-cell>
          <table:table-cell office:value-type="float" office:value="120" table:style-name="ce5">
            <text:p>120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ento plat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drag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rra dragon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rg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nda voltio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caje electric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mpresionar</text:p>
          </table:table-cell>
          <table:table-cell office:value-type="float" office:value="30" table:style-name="ce5">
            <text:p>3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sombra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b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nillo igneo</text:p>
          </table:table-cell>
          <table:table-cell office:value-type="float" office:value="150" table:style-name="ce3">
            <text:p>150</text:p>
          </table:table-cell>
          <table:table-cell office:value-type="float" office:value="90" table:style-name="ce3">
            <text:p>9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tallido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 fatuo</text:p>
          </table:table-cell>
          <table:table-cell office:value-type="string" table:style-name="ce5">
            <text:p>-</text:p>
          </table:table-cell>
          <table:table-cell office:value-type="float" office:value="85" table:style-name="ce3">
            <text:p>8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nda ignea</text:p>
          </table:table-cell>
          <table:table-cell office:value-type="float" office:value="953" table:style-name="ce3">
            <text:p>953</text:p>
          </table:table-cell>
          <table:table-cell office:value-type="float" office:value="90" table:style-name="ce3">
            <text:p>9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tada ignea</text:p>
          </table:table-cell>
          <table:table-cell office:value-type="float" office:value="85" table:style-name="ce3">
            <text:p>85</text:p>
          </table:table-cell>
          <table:table-cell office:value-type="float" office:value="90" table:style-name="ce3">
            <text:p>9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ofoco</text:p>
          </table:table-cell>
          <table:table-cell office:value-type="float" office:value="130" table:style-name="ce3">
            <text:p>130</text:p>
          </table:table-cell>
          <table:table-cell office:value-type="float" office:value="90" table:style-name="ce3">
            <text:p>9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la hielo</text:p>
          </table:table-cell>
          <table:table-cell office:value-type="float" office:value="30" table:style-name="ce5">
            <text:p>30</text:p>
          </table:table-cell>
          <table:table-cell office:value-type="float" office:value="90" table:style-name="ce5">
            <text:p>9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rambano</text:p>
          </table:table-cell>
          <table:table-cell office:value-type="float" office:value="25" table:style-name="ce5">
            <text:p>25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rio polar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raniz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rpulenc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molicion</text:p>
          </table:table-cell>
          <table:table-cell office:value-type="float" office:value="75" table:style-name="ce3">
            <text:p>75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quite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mpujon</text:p>
          </table:table-cell>
          <table:table-cell office:value-type="float" office:value="15" table:style-name="ce3">
            <text:p>15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rza bruta</text:p>
          </table:table-cell>
          <table:table-cell office:value-type="float" office:value="120" table:style-name="ce3">
            <text:p>12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ncho alto</text:p>
          </table:table-cell>
          <table:table-cell office:value-type="float" office:value="85" table:style-name="ce3">
            <text:p>85</text:p>
          </table:table-cell>
          <table:table-cell office:value-type="float" office:value="90" table:style-name="ce3">
            <text:p>9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certero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dapt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boroto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ivi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ntoj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ullid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yud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loque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stez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uflaj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squillas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caos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o secreto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e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cupir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fuerz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timulo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rra brutal</text:p>
          </table:table-cell>
          <table:table-cell office:value-type="float" office:value="75" table:style-name="ce5">
            <text:p>75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magen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teorobola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stre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ciclaj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fuerz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laj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serv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enuel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orpresa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ag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zarron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omaterap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raig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razo pinch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oja agud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oja magica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 feroz</text:p>
          </table:table-cell>
          <table:table-cell office:value-type="float" office:value="150" table:style-name="ce5">
            <text:p>15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emilladora</text:p>
          </table:table-cell>
          <table:table-cell office:value-type="float" office:value="25" table:style-name="ce5">
            <text:p>25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lbato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la neblina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tia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pa magic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mit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ntercambi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sa cosmic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normal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z ment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coataque</text:p>
          </table:table-cell>
          <table:table-cell office:value-type="float" office:value="140" table:style-name="ce5">
            <text:p>14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splandor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t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ell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uc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edrada</text:p>
          </table:table-cell>
          <table:table-cell office:value-type="float" office:value="25" table:style-name="ce5">
            <text:p>25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umba rocas</text:p>
          </table:table-cell>
          <table:table-cell office:value-type="float" office:value="60" table:style-name="ce5">
            <text:p>60</text:p>
          </table:table-cell>
          <table:table-cell office:value-type="float" office:value="95" table:style-name="ce5">
            <text:p>9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el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arme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gad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anto fals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of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b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rment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ucle arena</text:p>
          </table:table-cell>
          <table:table-cell office:value-type="float" office:value="35" table:style-name="ce5">
            <text:p>35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apoteo lod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isparo lodo</text:p>
          </table:table-cell>
          <table:table-cell office:value-type="float" office:value="55" table:style-name="ce5">
            <text:p>55</text:p>
          </table:table-cell>
          <table:table-cell office:value-type="float" office:value="95" table:style-name="ce5">
            <text:p>9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la veneno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lmillo veneno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ire afilado</text:p>
          </table:table-cell>
          <table:table-cell office:value-type="float" office:value="60" table:style-name="ce5">
            <text:p>60</text:p>
          </table:table-cell>
          <table:table-cell office:value-type="float" office:value="95" table:style-name="ce5">
            <text:p>95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te</text:p>
          </table:table-cell>
          <table:table-cell office:value-type="float" office:value="85" table:style-name="ce5">
            <text:p>85</text:p>
          </table:table-cell>
          <table:table-cell office:value-type="float" office:value="85" table:style-name="ce5">
            <text:p>8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plum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aereo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mba iman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beza de hierr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isparo espejo</text:p>
          </table:table-cell>
          <table:table-cell office:value-type="float" office:value="65" table:style-name="ce5">
            <text:p>65</text:p>
          </table:table-cell>
          <table:table-cell office:value-type="float" office:value="85" table:style-name="ce3">
            <text:p>8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oco resplandor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ro bola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bala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3">
            <text:p>10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presion metal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ua a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ua cola</text:p>
          </table:table-cell>
          <table:table-cell office:value-type="float" office:value="90" table:style-name="ce5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ua jet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almuera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 defende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spique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 ataque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spique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uxili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spique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da y vuelta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cadura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jera X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umbido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rga dragon</text:p>
          </table:table-cell>
          <table:table-cell office:value-type="float" office:value="100" table:style-name="ce3">
            <text:p>100</text:p>
          </table:table-cell>
          <table:table-cell office:value-type="float" office:value="75" table:style-name="ce3">
            <text:p>7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meta draco</text:p>
          </table:table-cell>
          <table:table-cell office:value-type="float" office:value="130" table:style-name="ce3">
            <text:p>130</text:p>
          </table:table-cell>
          <table:table-cell office:value-type="float" office:value="90" table:style-name="ce3">
            <text:p>9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rte vacio</text:p>
          </table:table-cell>
          <table:table-cell office:value-type="float" office:value="100" table:style-name="ce3">
            <text:p>100</text:p>
          </table:table-cell>
          <table:table-cell office:value-type="float" office:value="95" table:style-name="ce3">
            <text:p>9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istorsion</text:p>
          </table:table-cell>
          <table:table-cell office:value-type="float" office:value="150" table:style-name="ce3">
            <text:p>150</text:p>
          </table:table-cell>
          <table:table-cell office:value-type="float" office:value="90" table:style-name="ce3">
            <text:p>9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lso dragon</text:p>
          </table:table-cell>
          <table:table-cell office:value-type="float" office:value="85" table:style-name="ce3">
            <text:p>85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ispaz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lmillo rayo</text:p>
          </table:table-cell>
          <table:table-cell office:value-type="float" office:value="65" table:style-name="ce5">
            <text:p>65</text:p>
          </table:table-cell>
          <table:table-cell office:value-type="float" office:value="95" table:style-name="ce5">
            <text:p>9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vit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carga</text:p>
          </table:table-cell>
          <table:table-cell office:value-type="float" office:value="50" table:style-name="ce5">
            <text:p>5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rra umbria</text:p>
          </table:table-cell>
          <table:table-cell office:value-type="float" office:value="70" table:style-name="ce3">
            <text:p>7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umbrio</text:p>
          </table:table-cell>
          <table:table-cell office:value-type="float" office:value="120" table:style-name="ce3">
            <text:p>12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ombra vil</text:p>
          </table:table-cell>
          <table:table-cell office:value-type="float" office:value="40" table:style-name="ce3">
            <text:p>40</text:p>
          </table:table-cell>
          <table:table-cell office:value-type="float" office:value="100" table:style-name="ce3">
            <text:p>10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ento aciago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lmillo igneo</text:p>
          </table:table-cell>
          <table:table-cell office:value-type="float" office:value="65" table:style-name="ce5">
            <text:p>65</text:p>
          </table:table-cell>
          <table:table-cell office:value-type="float" office:value="95" table:style-name="ce5">
            <text:p>9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nvite igne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umared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uvia ignea</text:p>
          </table:table-cell>
          <table:table-cell office:value-type="float" office:value="100" table:style-name="ce5">
            <text:p>100</text:p>
          </table:table-cell>
          <table:table-cell office:value-type="float" office:value="75" table:style-name="ce5">
            <text:p>7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eatra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ud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nto helad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lmillo hielo</text:p>
          </table:table-cell>
          <table:table-cell office:value-type="float" office:value="65" table:style-name="ce5">
            <text:p>65</text:p>
          </table:table-cell>
          <table:table-cell office:value-type="float" office:value="95" table:style-name="ce5">
            <text:p>9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 bocajarro</text:p>
          </table:table-cell>
          <table:table-cell office:value-type="float" office:value="120" table:style-name="ce3">
            <text:p>12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fera aural</text:p>
          </table:table-cell>
          <table:table-cell office:value-type="float" office:value="80" table:style-name="ce3">
            <text:p>80</text:p>
          </table:table-cell>
          <table:table-cell office:value-type="string" table:style-name="ce5">
            <text:p>-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pabila</text:p>
          </table:table-cell>
          <table:table-cell office:value-type="float" office:value="70" table:style-name="ce3">
            <text:p>7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chada</text:p>
          </table:table-cell>
          <table:table-cell office:value-type="float" office:value="100" table:style-name="ce3">
            <text:p>100</text:p>
          </table:table-cell>
          <table:table-cell office:value-type="float" office:value="90" table:style-name="ce3">
            <text:p>9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nda certera</text:p>
          </table:table-cell>
          <table:table-cell office:value-type="float" office:value="120" table:style-name="ce3">
            <text:p>120</text:p>
          </table:table-cell>
          <table:table-cell office:value-type="float" office:value="70" table:style-name="ce3">
            <text:p>7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nda vacio</text:p>
          </table:table-cell>
          <table:table-cell office:value-type="float" office:value="40" table:style-name="ce3">
            <text:p>40</text:p>
          </table:table-cell>
          <table:table-cell office:value-type="float" office:value="100" table:style-name="ce3">
            <text:p>10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lmeo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drenaje</text:p>
          </table:table-cell>
          <table:table-cell office:value-type="float" office:value="75" table:style-name="ce3">
            <text:p>75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upres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arr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gigiga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mago</text:p>
          </table:table-cell>
          <table:table-cell office:value-type="float" office:value="30" table:style-name="ce5">
            <text:p>3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s ocult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ju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p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ble golpe</text:p>
          </table:table-cell>
          <table:table-cell office:value-type="float" office:value="35" table:style-name="ce5">
            <text:p>35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n natural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truj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impacto</text:p>
          </table:table-cell>
          <table:table-cell office:value-type="float" office:value="150" table:style-name="ce5">
            <text:p>15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educcio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entencia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ceu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eparrocas</text:p>
          </table:table-cell>
          <table:table-cell office:value-type="float" office:value="90" table:style-name="ce5">
            <text:p>90</text:p>
          </table:table-cell>
          <table:table-cell office:value-type="float" office:value="85" table:style-name="ce5">
            <text:p>85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ltima baza</text:p>
          </table:table-cell>
          <table:table-cell office:value-type="float" office:value="140" table:style-name="ce5">
            <text:p>14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o prime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batidoras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mba germen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nergibol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ogonazo</text:p>
          </table:table-cell>
          <table:table-cell office:value-type="float" office:value="120" table:style-name="ce5">
            <text:p>120</text:p>
          </table:table-cell>
          <table:table-cell office:value-type="float" office:value="85" table:style-name="ce5">
            <text:p>8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haymi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rba laz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tigazo</text:p>
          </table:table-cell>
          <table:table-cell office:value-type="float" office:value="120" table:style-name="ce5">
            <text:p>120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uevehojas</text:p>
          </table:table-cell>
          <table:table-cell office:value-type="float" office:value="130" table:style-name="ce5">
            <text:p>13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zaz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nticur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bezazo zen</text:p>
          </table:table-cell>
          <table:table-cell office:value-type="float" office:value="80" table:style-name="ce5">
            <text:p>80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bia alma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biadefens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biafuerz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lun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resseli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eo cur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pacio ra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ran oj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ravedad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cocambi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cocorte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uco fuerz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Joya de luz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liment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 afilada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mperrocas</text:p>
          </table:table-cell>
          <table:table-cell office:value-type="float" office:value="150" table:style-name="ce5">
            <text:p>15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starazo</text:p>
          </table:table-cell>
          <table:table-cell office:value-type="float" office:value="150" table:style-name="ce5">
            <text:p>150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ampa roca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recha negra</text:p>
          </table:table-cell>
          <table:table-cell office:value-type="string" table:style-name="ce5">
            <text:p>-</text:p>
          </table:table-cell>
          <table:table-cell office:value-type="float" office:value="50" table:style-name="ce3">
            <text:p>5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rkra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uena baza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stigo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mbargo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bajo</text:p>
          </table:table-cell>
          <table:table-cell office:value-type="float" office:value="70" table:style-name="ce3">
            <text:p>7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nzamiento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quin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lso umbrio</text:p>
          </table:table-cell>
          <table:table-cell office:value-type="float" office:value="80" table:style-name="ce3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jo umbrio</text:p>
          </table:table-cell>
          <table:table-cell office:value-type="float" office:value="70" table:style-name="ce3">
            <text:p>7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apicheo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detta</text:p>
          </table:table-cell>
          <table:table-cell office:value-type="float" office:value="50" table:style-name="ce3">
            <text:p>5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mba fango</text:p>
          </table:table-cell>
          <table:table-cell office:value-type="float" office:value="65" table:style-name="ce5">
            <text:p>65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 viv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lis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nzamugre</text:p>
          </table:table-cell>
          <table:table-cell office:value-type="float" office:value="120" table:style-name="ce5">
            <text:p>120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as toxica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ya nociv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 X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achara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ato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pej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jaro osad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cote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spi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jo aereo</text:p>
          </table:table-cell>
          <table:table-cell office:value-type="float" office:value="75" table:style-name="ce5">
            <text:p>75</text:p>
          </table:table-cell>
          <table:table-cell office:value-type="float" office:value="95" table:style-name="ce5">
            <text:p>9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ento afi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iger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bio de march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uerpo pesad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ueda doble</text:p>
          </table:table-cell>
          <table:table-cell office:value-type="float" office:value="50" table:style-name="ce5">
            <text:p>50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negar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cha filo</text:p>
          </table:table-cell>
          <table:table-cell office:value-type="float" office:value="75" table:style-name="ce5">
            <text:p>75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caldar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to agu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alete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toicismo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lvo ir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dillo de puas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la dragon</text:p>
          </table:table-cell>
          <table:table-cell office:value-type="float" office:value="60" table:style-name="ce5">
            <text:p>6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bis</text:p>
          </table:table-cell>
          <table:table-cell office:value-type="float" office:value="40" table:style-name="ce5">
            <text:p>40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aque fulgor</text:p>
          </table:table-cell>
          <table:table-cell office:value-type="float" office:value="130" table:style-name="ce3">
            <text:p>130</text:p>
          </table:table-cell>
          <table:table-cell office:value-type="float" office:value="85" table:style-name="ce3">
            <text:p>8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la voltio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otela</text:p>
          </table:table-cell>
          <table:table-cell office:value-type="float" office:value="55" table:style-name="ce3">
            <text:p>55</text:p>
          </table:table-cell>
          <table:table-cell office:value-type="float" office:value="95" table:style-name="ce3">
            <text:p>9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fusion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tio cruel</text:p>
          </table:table-cell>
          <table:table-cell office:value-type="float" office:value="90" table:style-name="ce3">
            <text:p>9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tiocambio</text:p>
          </table:table-cell>
          <table:table-cell office:value-type="float" office:value="70" table:style-name="ce3">
            <text:p>7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nfortunio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mba ignea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ctin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lcinacion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llama</text:p>
          </table:table-cell>
          <table:table-cell office:value-type="float" office:value="80" table:style-name="ce3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caron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calor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nfierno</text:p>
          </table:table-cell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ama azul</text:p>
          </table:table-cell>
          <table:table-cell office:value-type="float" office:value="130" table:style-name="ce3">
            <text:p>130</text:p>
          </table:table-cell>
          <table:table-cell office:value-type="float" office:value="85" table:style-name="ce3">
            <text:p>8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ama fusion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itrocarga</text:p>
          </table:table-cell>
          <table:table-cell office:value-type="float" office:value="50" table:style-name="ce3">
            <text:p>5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rotecnia</text:p>
          </table:table-cell>
          <table:table-cell office:value-type="float" office:value="70" table:style-name="ce3">
            <text:p>7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 de fuego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to fuego</text:p>
          </table:table-cell>
          <table:table-cell office:value-type="float" office:value="80" table:style-name="ce3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uzos</text:p>
          </table:table-cell>
          <table:table-cell office:value-type="float" office:value="85" table:style-name="ce3">
            <text:p>85</text:p>
          </table:table-cell>
          <table:table-cell office:value-type="float" office:value="90" table:style-name="ce3">
            <text:p>9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ama gelida</text:p>
          </table:table-cell>
          <table:table-cell office:value-type="float" office:value="140" table:style-name="ce3">
            <text:p>140</text:p>
          </table:table-cell>
          <table:table-cell office:value-type="float" office:value="90" table:style-name="ce3">
            <text:p>9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yurem Blanco (Forma Activa)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undo gelido</text:p>
          </table:table-cell>
          <table:table-cell office:value-type="float" office:value="65" table:style-name="ce3">
            <text:p>65</text:p>
          </table:table-cell>
          <table:table-cell office:value-type="float" office:value="95" table:style-name="ce3">
            <text:p>9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gelido</text:p>
          </table:table-cell>
          <table:table-cell office:value-type="float" office:value="140" table:style-name="ce3">
            <text:p>140</text:p>
          </table:table-cell>
          <table:table-cell office:value-type="float" office:value="90" table:style-name="ce3">
            <text:p>9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yurem Negro (Forma Activa)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ho gelido</text:p>
          </table:table-cell>
          <table:table-cell office:value-type="float" office:value="60" table:style-name="ce3">
            <text:p>60</text:p>
          </table:table-cell>
          <table:table-cell office:value-type="float" office:value="90" table:style-name="ce3">
            <text:p>9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nticip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pada santa</text:p>
          </table:table-cell>
          <table:table-cell office:value-type="float" office:value="90" table:style-name="ce3">
            <text:p>9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ave corse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ave giro</text:p>
          </table:table-cell>
          <table:table-cell office:value-type="float" office:value="60" table:style-name="ce3">
            <text:p>60</text:p>
          </table:table-cell>
          <table:table-cell office:value-type="float" office:value="90" table:style-name="ce3">
            <text:p>9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tapie</text:p>
          </table:table-cell>
          <table:table-cell office:value-type="float" office:value="65" table:style-name="ce3">
            <text:p>65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able mistico</text:p>
          </table:table-cell>
          <table:table-cell office:value-type="float" office:value="85" table:style-name="ce3">
            <text:p>85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elde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acrificio</text:p>
          </table:table-cell>
          <table:table-cell office:value-type="string" table:style-name="ce5">
            <text:p>-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iete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uffalan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viv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non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nto arcaico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loett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ede pas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lonatip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amig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co voz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uardia baja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frend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nda simple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umerazo</text:p>
          </table:table-cell>
          <table:table-cell office:value-type="float" office:value="25" table:style-name="ce5">
            <text:p>25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presalia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mpecoraz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cno shock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enesec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sta drenaje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iclon de hojas</text:p>
          </table:table-cell>
          <table:table-cell office:value-type="float" office:value="65" table:style-name="ce5">
            <text:p>65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izo algod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to plant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rumac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bio de band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sofuerz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soguard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nda mental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wtw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der reserva</text:p>
          </table:table-cell>
          <table:table-cell office:value-type="float" office:value="20" table:style-name="ce5">
            <text:p>2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cocarg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lso cur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crorruid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lequinesis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ona extran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ona magic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ntiaereo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staguard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filagarra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arido</text:p>
          </table:table-cell>
          <table:table-cell office:value-type="float" office:value="55" table:style-name="ce5">
            <text:p>55</text:p>
          </table:table-cell>
          <table:table-cell office:value-type="float" office:value="95" table:style-name="ce5">
            <text:p>9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Juego sucio</text:p>
          </table:table-cell>
          <table:table-cell office:value-type="float" office:value="95" table:style-name="ce5">
            <text:p>9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lso noche</text:p>
          </table:table-cell>
          <table:table-cell office:value-type="float" office:value="85" table:style-name="ce5">
            <text:p>85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ltimo lugar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ladradora</text:p>
          </table:table-cell>
          <table:table-cell office:value-type="float" office:value="80" table:style-name="ce5">
            <text:p>80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rratemblor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mba acida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rga toxica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nrosqu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iebla clara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nda toxica</text:p>
          </table:table-cell>
          <table:table-cell office:value-type="float" office:value="95" table:style-name="ce5">
            <text:p>9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robata</text:p>
          </table:table-cell>
          <table:table-cell office:value-type="float" office:value="55" table:style-name="ce5">
            <text:p>5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ida libre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daval</text:p>
          </table:table-cell>
          <table:table-cell office:value-type="float" office:value="110" table:style-name="ce5">
            <text:p>110</text:p>
          </table:table-cell>
          <table:table-cell office:value-type="float" office:value="70" table:style-name="ce5">
            <text:p>7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cudo re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egislash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orro de vapor</text:p>
          </table:table-cell>
          <table:table-cell office:value-type="float" office:value="110" table:style-name="ce5">
            <text:p>110</text:p>
          </table:table-cell>
          <table:table-cell office:value-type="float" office:value="95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cani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lso primigenio</text:p>
          </table:table-cell>
          <table:table-cell office:value-type="float" office:value="110" table:style-name="ce5">
            <text:p>110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yogr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huriken de agua</text:p>
          </table:table-cell>
          <table:table-cell office:value-type="float" office:value="15" table:style-name="ce5">
            <text:p>1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oso</text:p>
          </table:table-cell>
          <table:table-cell office:value-type="float" office:value="20" table:style-name="ce5">
            <text:p>2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ijon letal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style-name="ce5"/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lvo explosiv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vill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d viscos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ura magnetic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po electric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rga parabola</text:p>
          </table:table-cell>
          <table:table-cell office:value-type="float" office:value="65" table:style-name="ce5">
            <text:p>65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rtina plasm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fic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oflete estatico</text:p>
          </table:table-cell>
          <table:table-cell office:value-type="float" office:value="20" table:style-name="ce5">
            <text:p>2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nda anomal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fantasm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lloween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ama embrujada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eso drenaje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rillo magic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po de niebl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rantona</text:p>
          </table:table-cell>
          <table:table-cell office:value-type="float" office:value="90" table:style-name="ce5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errojo feeric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lefk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fensa flor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rza lunar</text:p>
          </table:table-cell>
          <table:table-cell office:value-type="float" office:value="95" table:style-name="ce5">
            <text:p>9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eocontro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Xernea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z aniquiladora</text:p>
          </table:table-cell>
          <table:table-cell office:value-type="float" office:value="140" table:style-name="ce5">
            <text:p>14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loette Flor Eterna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iebla aromatic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jitos tiernos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uco defens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ento feeric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z cautivadora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iofilizacion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cudo tatami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cha voladora</text:p>
          </table:table-cell>
          <table:table-cell office:value-type="float" office:value="100" table:style-name="ce5">
            <text:p>100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 incremento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araderi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elebr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lemencia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fidenci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truendo</text:p>
          </table:table-cell>
          <table:table-cell office:value-type="float" office:value="140" table:style-name="ce5">
            <text:p>14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nos junta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1" table:style-name="ce3">
            <text:p>60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ga extr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2" table:style-name="ce3">
            <text:p>60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ugido de guerr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3" table:style-name="ce3">
            <text:p>60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arrera espinos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4" table:style-name="ce3">
            <text:p>60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po de hierb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dena silvan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rmenta floral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so dimensional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oopa Forma Contenida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rmenta de diamantes</text:p>
          </table:table-cell>
          <table:table-cell office:value-type="float" office:value="100" table:style-name="ce5">
            <text:p>100</text:p>
          </table:table-cell>
          <table:table-cell office:value-type="float" office:value="95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ianci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erco dimension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oopa Forma Desatada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vers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ltima palabr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ertilizant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ilo del abismo</text:p>
          </table:table-cell>
          <table:table-cell office:value-type="float" office:value="120" table:style-name="ce5">
            <text:p>120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roud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rza teluric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ygard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il flechas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ygard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il temblores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ygard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ructo</text:p>
          </table:table-cell>
          <table:table-cell office:value-type="float" office:value="120" table:style-name="ce5">
            <text:p>12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ampa venenos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a mortifer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velt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scenso drac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quaz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nclaje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helmis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uerno certero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erropuno doble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lmet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teoimpact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non auxili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ia burbuj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droariete</text:p>
          </table:table-cell>
          <table:table-cell office:value-type="float" office:value="85" table:style-name="ce5">
            <text:p>8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alpikasurf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kach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podrenaje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0" table:style-name="ce3">
            <text:p>63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ola de polen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1" table:style-name="ce3">
            <text:p>63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caramuz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2" table:style-name="ce3">
            <text:p>63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ch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3" table:style-name="ce3">
            <text:p>63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ragor escamas</text:p>
          </table:table-cell>
          <table:table-cell office:value-type="float" office:value="110" table:style-name="ce5">
            <text:p>11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ommo-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4" table:style-name="ce3">
            <text:p>63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rtillo dragon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ucleo castig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ygard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6" table:style-name="ce3">
            <text:p>63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opunzad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Joltioparalisis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katorment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kach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39" table:style-name="ce3">
            <text:p>63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katurbo</text:p>
          </table:table-cell>
          <table:table-cell office:value-type="float" office:value="50" table:style-name="ce3">
            <text:p>5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kach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os plasma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eraor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1" table:style-name="ce3">
            <text:p>64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ueso sombrio</text:p>
          </table:table-cell>
          <table:table-cell office:value-type="float" office:value="85" table:style-name="ce5">
            <text:p>8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rowak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ol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2" table:style-name="ce3">
            <text:p>64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tada sombri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ciduey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3" table:style-name="ce3">
            <text:p>64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umbri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4" table:style-name="ce3">
            <text:p>64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basombr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rshadow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5" table:style-name="ce3">
            <text:p>64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beza sorpresa</text:p>
          </table:table-cell>
          <table:table-cell office:value-type="float" office:value="150" table:style-name="ce5">
            <text:p>15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lacephal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6" table:style-name="ce3">
            <text:p>64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raza trampa</text:p>
          </table:table-cell>
          <table:table-cell office:value-type="float" office:value="150" table:style-name="ce5">
            <text:p>15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urtonato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7" table:style-name="ce3">
            <text:p>64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larembestid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8" table:style-name="ce3">
            <text:p>64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tigo igne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49" table:style-name="ce3">
            <text:p>64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lama final</text:p>
          </table:table-cell>
          <table:table-cell office:value-type="float" office:value="130" table:style-name="ce5">
            <text:p>13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0" table:style-name="ce3">
            <text:p>65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non floral</text:p>
          </table:table-cell>
          <table:table-cell office:value-type="float" office:value="130" table:style-name="ce5">
            <text:p>13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gearn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1" table:style-name="ce3">
            <text:p>65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ura flor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mf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2" table:style-name="ce3">
            <text:p>65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ria natural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3" table:style-name="ce3">
            <text:p>65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ylveotornado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4" table:style-name="ce3">
            <text:p>65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laceoprism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rtillo hielo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rabominab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6" table:style-name="ce3">
            <text:p>65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lo auror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7" table:style-name="ce3">
            <text:p>65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z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8" table:style-name="ce3">
            <text:p>65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despertar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ricori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59" table:style-name="ce3">
            <text:p>65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impact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0" table:style-name="ce3">
            <text:p>66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oc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1" table:style-name="ce3">
            <text:p>66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ultiataque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lvall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2" table:style-name="ce3">
            <text:p>66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jos lloroso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3" table:style-name="ce3">
            <text:p>66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bsorbefuerz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4" table:style-name="ce3">
            <text:p>66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uchilla solar</text:p>
          </table:table-cell>
          <table:table-cell office:value-type="float" office:value="125" table:style-name="ce5">
            <text:p>12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5" table:style-name="ce3">
            <text:p>66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ollaje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6" table:style-name="ce3">
            <text:p>66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eafitobombas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7" table:style-name="ce3">
            <text:p>66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tada tropical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sareen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8" table:style-name="ce3">
            <text:p>66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biavelocidad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69" table:style-name="ce3">
            <text:p>66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po psiquic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peaura</text:p>
          </table:table-cell>
          <table:table-cell office:value-type="float" office:value="90" table:style-name="ce3">
            <text:p>9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1" table:style-name="ce3">
            <text:p>67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eiser fotonico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ecrozm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2" table:style-name="ce3">
            <text:p>67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ser prisma</text:p>
          </table:table-cell>
          <table:table-cell office:value-type="float" office:value="160" table:style-name="ce3">
            <text:p>16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ecrozm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3" table:style-name="ce3">
            <text:p>67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ndat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rangur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4" table:style-name="ce3">
            <text:p>67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cocolmillo</text:p>
          </table:table-cell>
          <table:table-cell office:value-type="float" office:value="85" table:style-name="ce3">
            <text:p>85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5" table:style-name="ce3">
            <text:p>67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 veloz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6" table:style-name="ce3">
            <text:p>67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uleria</text:p>
          </table:table-cell>
          <table:table-cell office:value-type="float" office:value="20" table:style-name="ce3">
            <text:p>2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7" table:style-name="ce3">
            <text:p>67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ro vil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8" table:style-name="ce3">
            <text:p>67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mordaza</text:p>
          </table:table-cell>
          <table:table-cell office:value-type="float" office:value="80" table:style-name="ce3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79" table:style-name="ce3">
            <text:p>67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riat oscuro</text:p>
          </table:table-cell>
          <table:table-cell office:value-type="float" office:value="85" table:style-name="ce3">
            <text:p>85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0" table:style-name="ce3">
            <text:p>68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mbreozona</text:p>
          </table:table-cell>
          <table:table-cell office:value-type="float" office:value="90" table:style-name="ce3">
            <text:p>90</text:p>
          </table:table-cell>
          <table:table-cell office:value-type="float" office:value="100" table:style-name="ce3">
            <text:p>10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1" table:style-name="ce3">
            <text:p>68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rza equina</text:p>
          </table:table-cell>
          <table:table-cell office:value-type="float" office:value="95" table:style-name="ce5">
            <text:p>95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2" table:style-name="ce3">
            <text:p>68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taleta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3" table:style-name="ce3">
            <text:p>68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cogearen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4" table:style-name="ce3">
            <text:p>68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unke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xapex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5" table:style-name="ce3">
            <text:p>68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lo venenos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6" table:style-name="ce3">
            <text:p>68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rific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yukumuk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7" table:style-name="ce3">
            <text:p>68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co canon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ucann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8" table:style-name="ce3">
            <text:p>68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kapicado</text:p>
          </table:table-cell>
          <table:table-cell office:value-type="float" office:value="90" table:style-name="ce5">
            <text:p>90</text:p>
          </table:table-cell>
          <table:table-cell office:value-type="float" office:value="95" table:style-name="ce5">
            <text:p>95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kach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89" table:style-name="ce3">
            <text:p>68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Metalostal Z</text:p>
          </table:table-cell>
          <table:table-cell office:value-type="string" table:style-name="ce3">
            <text:p>Helice trepanador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Acer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0" table:style-name="ce3">
            <text:p>69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Hidrostal Z</text:p>
          </table:table-cell>
          <table:table-cell office:value-type="string" table:style-name="ce3">
            <text:p>Hidrovortice abisal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Agu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1" table:style-name="ce3">
            <text:p>69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Insectostal Z</text:p>
          </table:table-cell>
          <table:table-cell office:value-type="string" table:style-name="ce3">
            <text:p>Guadana sedos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Bich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2" table:style-name="ce3">
            <text:p>69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Dracostal Z</text:p>
          </table:table-cell>
          <table:table-cell office:value-type="string" table:style-name="ce3">
            <text:p>Dracoaliento devastador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Dragon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3" table:style-name="ce3">
            <text:p>69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Electrostal Z</text:p>
          </table:table-cell>
          <table:table-cell office:value-type="string" table:style-name="ce3">
            <text:p>Gigavoltio destructor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Electric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4" table:style-name="ce3">
            <text:p>69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Espectrostal Z</text:p>
          </table:table-cell>
          <table:table-cell office:value-type="string" table:style-name="ce3">
            <text:p>Presa espectral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Fantasm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5" table:style-name="ce3">
            <text:p>69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Pirostal Z</text:p>
          </table:table-cell>
          <table:table-cell office:value-type="string" table:style-name="ce3">
            <text:p>Hecatombe piric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Fueg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6" table:style-name="ce3">
            <text:p>69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Feeristal Z</text:p>
          </table:table-cell>
          <table:table-cell office:value-type="string" table:style-name="ce3">
            <text:p>Arrumaco sideral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Had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7" table:style-name="ce3">
            <text:p>69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Criostal Z</text:p>
          </table:table-cell>
          <table:table-cell office:value-type="string" table:style-name="ce3">
            <text:p>Crioaliento despiadad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Hiel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8" table:style-name="ce3">
            <text:p>69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Lizastal Z</text:p>
          </table:table-cell>
          <table:table-cell office:value-type="string" table:style-name="ce3">
            <text:p>Rafaga demoledor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Luch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699" table:style-name="ce3">
            <text:p>69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rmastal Z</text:p>
          </table:table-cell>
          <table:table-cell office:value-type="string" table:style-name="ce3">
            <text:p>Carrera arrollador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Normal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0" table:style-name="ce3">
            <text:p>7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Fitostal Z</text:p>
          </table:table-cell>
          <table:table-cell office:value-type="string" table:style-name="ce3">
            <text:p>Megaton floral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Plant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1" table:style-name="ce3">
            <text:p>70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Psiqu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Psicostal Z</text:p>
          </table:table-cell>
          <table:table-cell office:value-type="string" table:style-name="ce3">
            <text:p>Disruptor psiquic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Psiquic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2" table:style-name="ce3">
            <text:p>70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Litostal Z</text:p>
          </table:table-cell>
          <table:table-cell office:value-type="string" table:style-name="ce3">
            <text:p>Aplastamiento gigalitic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Roc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3" table:style-name="ce3">
            <text:p>70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ictostal Z</text:p>
          </table:table-cell>
          <table:table-cell office:value-type="string" table:style-name="ce3">
            <text:p>Agujero negro aniquilador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Siniestr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4" table:style-name="ce3">
            <text:p>70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Geostal Z</text:p>
          </table:table-cell>
          <table:table-cell office:value-type="string" table:style-name="ce3">
            <text:p>Barrena teluric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Tierr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5" table:style-name="ce3">
            <text:p>70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Toxistal Z</text:p>
          </table:table-cell>
          <table:table-cell office:value-type="string" table:style-name="ce3">
            <text:p>Diluvio corrosiv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Venen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6" table:style-name="ce3">
            <text:p>70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Aerostal Z</text:p>
          </table:table-cell>
          <table:table-cell office:value-type="string" table:style-name="ce3">
            <text:p>Picado supersonic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Volador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7" table:style-name="ce3">
            <text:p>70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Pikastal Z</text:p>
          </table:table-cell>
          <table:table-cell office:value-type="string" table:style-name="ce3">
            <text:p>Pikavoltio letal</text:p>
          </table:table-cell>
          <table:table-cell office:value-type="float" office:value="210" table:style-name="ce5">
            <text:p>21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Placaje electrico</text:p>
          </table:table-cell>
          <table:table-cell office:value-type="string" table:style-name="ce3">
            <text:p>Pikach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8" table:style-name="ce3">
            <text:p>70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Alo-Raistal Z</text:p>
          </table:table-cell>
          <table:table-cell office:value-type="string" table:style-name="ce3">
            <text:p>Surfeo galvanico</text:p>
          </table:table-cell>
          <table:table-cell office:value-type="float" office:value="175" table:style-name="ce5">
            <text:p>17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Rayo</text:p>
          </table:table-cell>
          <table:table-cell office:value-type="string" table:style-name="ce3">
            <text:p>Raich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ol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09" table:style-name="ce3">
            <text:p>70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Eeveestal Z</text:p>
          </table:table-cell>
          <table:table-cell office:value-type="string" table:style-name="ce3">
            <text:p>Novena potenci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Ultima baza</text:p>
          </table:table-cell>
          <table:table-cell office:value-type="string" table:style-name="ce3">
            <text:p>Eeve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0" table:style-name="ce3">
            <text:p>71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Snorlastal Z</text:p>
          </table:table-cell>
          <table:table-cell office:value-type="string" table:style-name="ce3">
            <text:p>Arrojo intempestivo</text:p>
          </table:table-cell>
          <table:table-cell office:value-type="float" office:value="210" table:style-name="ce5">
            <text:p>21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Gigaimpacto</text:p>
          </table:table-cell>
          <table:table-cell office:value-type="string" table:style-name="ce3">
            <text:p>Snorlax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1" table:style-name="ce3">
            <text:p>71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Mewstal Z</text:p>
          </table:table-cell>
          <table:table-cell office:value-type="string" table:style-name="ce3">
            <text:p>Supernova original</text:p>
          </table:table-cell>
          <table:table-cell office:value-type="float" office:value="185" table:style-name="ce5">
            <text:p>18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Mew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2" table:style-name="ce3">
            <text:p>71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Dueyestal Z</text:p>
          </table:table-cell>
          <table:table-cell office:value-type="string" table:style-name="ce3">
            <text:p>Aluvion de flechas sombrias</text:p>
          </table:table-cell>
          <table:table-cell office:value-type="float" office:value="180" table:style-name="ce5">
            <text:p>1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Puntada sombria</text:p>
          </table:table-cell>
          <table:table-cell office:value-type="string" table:style-name="ce3">
            <text:p>Deciduey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3" table:style-name="ce3">
            <text:p>7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Incinostal Z</text:p>
          </table:table-cell>
          <table:table-cell office:value-type="string" table:style-name="ce3">
            <text:p>Hiperplancha oscura</text:p>
          </table:table-cell>
          <table:table-cell office:value-type="float" office:value="180" table:style-name="ce5">
            <text:p>1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Lariat oscuro</text:p>
          </table:table-cell>
          <table:table-cell office:value-type="string" table:style-name="ce3">
            <text:p>Incinero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4" table:style-name="ce3">
            <text:p>71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Primastal Z</text:p>
          </table:table-cell>
          <table:table-cell office:value-type="string" table:style-name="ce3">
            <text:p>Sinfonia de la diva marina</text:p>
          </table:table-cell>
          <table:table-cell office:value-type="float" office:value="195" table:style-name="ce5">
            <text:p>19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Aria burbuja</text:p>
          </table:table-cell>
          <table:table-cell office:value-type="string" table:style-name="ce3">
            <text:p>Primarin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5" table:style-name="ce3">
            <text:p>7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Tapistal Z</text:p>
          </table:table-cell>
          <table:table-cell office:value-type="string" table:style-name="ce3">
            <text:p>Colera del guardian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Furia natural</text:p>
          </table:table-cell>
          <table:table-cell office:value-type="string" table:style-name="ce3">
            <text:p>Tapu Kok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pu Le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pu Bul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pu Fin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6" table:style-name="ce3">
            <text:p>71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Marshastal Z</text:p>
          </table:table-cell>
          <table:table-cell office:value-type="string" table:style-name="ce3">
            <text:p>Constelacion robaalmas</text:p>
          </table:table-cell>
          <table:table-cell office:value-type="float" office:value="195" table:style-name="ce5">
            <text:p>19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Robasombra</text:p>
          </table:table-cell>
          <table:table-cell office:value-type="string" table:style-name="ce3">
            <text:p>Marshadow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7" table:style-name="ce3">
            <text:p>71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Ash-Pikastal Z</text:p>
          </table:table-cell>
          <table:table-cell office:value-type="string" table:style-name="ce3">
            <text:p>Gigarrayo fulminante</text:p>
          </table:table-cell>
          <table:table-cell office:value-type="float" office:value="195" table:style-name="ce5">
            <text:p>19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Rayo</text:p>
          </table:table-cell>
          <table:table-cell office:value-type="string" table:style-name="ce3">
            <text:p>Pikachu con gorra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8" table:style-name="ce3">
            <text:p>71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Lycanrostal Z</text:p>
          </table:table-cell>
          <table:table-cell office:value-type="string" table:style-name="ce3">
            <text:p>Tempestad rocosa</text:p>
          </table:table-cell>
          <table:table-cell office:value-type="float" office:value="190" table:style-name="ce5">
            <text:p>190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Roca afilada</text:p>
          </table:table-cell>
          <table:table-cell office:value-type="string" table:style-name="ce3">
            <text:p>Lycanroc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19" table:style-name="ce3">
            <text:p>71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Mimikyustal Z</text:p>
          </table:table-cell>
          <table:table-cell office:value-type="string" table:style-name="ce3">
            <text:p>Somanta amistosa</text:p>
          </table:table-cell>
          <table:table-cell office:value-type="float" office:value="190" table:style-name="ce5">
            <text:p>19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Carantona</text:p>
          </table:table-cell>
          <table:table-cell office:value-type="string" table:style-name="ce3">
            <text:p>Mimiky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0" table:style-name="ce3">
            <text:p>72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Kommostal Z</text:p>
          </table:table-cell>
          <table:table-cell office:value-type="string" table:style-name="ce3">
            <text:p>Estruendo implacable</text:p>
          </table:table-cell>
          <table:table-cell office:value-type="float" office:value="185" table:style-name="ce5">
            <text:p>185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Fragor escamas</text:p>
          </table:table-cell>
          <table:table-cell office:value-type="string" table:style-name="ce3">
            <text:p>Kommo-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1" table:style-name="ce3">
            <text:p>72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Solgaleostal Z</text:p>
          </table:table-cell>
          <table:table-cell office:value-type="string" table:style-name="ce3">
            <text:p>Embestida solar</text:p>
          </table:table-cell>
          <table:table-cell office:value-type="float" office:value="200" table:style-name="ce5">
            <text:p>2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Meteoimpacto</text:p>
          </table:table-cell>
          <table:table-cell office:value-type="string" table:style-name="ce3">
            <text:p>Necrozma Melena Crepuscular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olgale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2" table:style-name="ce3">
            <text:p>72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antasm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Lunalastal Z</text:p>
          </table:table-cell>
          <table:table-cell office:value-type="string" table:style-name="ce3">
            <text:p>Deflagracion lunar</text:p>
          </table:table-cell>
          <table:table-cell office:value-type="float" office:value="200" table:style-name="ce5">
            <text:p>2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Rayo umbrio</text:p>
          </table:table-cell>
          <table:table-cell office:value-type="string" table:style-name="ce3">
            <text:p>Necrozma Alas Del Alba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nal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3" table:style-name="ce3">
            <text:p>72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Ultranecrostal Z</text:p>
          </table:table-cell>
          <table:table-cell office:value-type="string" table:style-name="ce3">
            <text:p>Fotodestruccion apocaliptica</text:p>
          </table:table-cell>
          <table:table-cell office:value-type="float" office:value="200" table:style-name="ce5">
            <text:p>2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Geiser fotonico</text:p>
          </table:table-cell>
          <table:table-cell office:value-type="string" table:style-name="ce3">
            <text:p>Necrozma Ultra-Necrozma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4" table:style-name="ce3">
            <text:p>72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lanador ferreo</text:p>
          </table:table-cell>
          <table:table-cell office:value-type="float" office:value="130" table:style-name="ce5">
            <text:p>13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5" table:style-name="ce3">
            <text:p>72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mbate suprem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Cabeza de hierro</text:p>
          </table:table-cell>
          <table:table-cell office:value-type="string" table:style-name="ce3">
            <text:p>Zamazenta Escudo Supremo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6" table:style-name="ce3">
            <text:p>72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etalaser</text:p>
          </table:table-cell>
          <table:table-cell office:value-type="float" office:value="140" table:style-name="ce5">
            <text:p>140</text:p>
          </table:table-cell>
          <table:table-cell office:value-type="float" office:value="95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7" table:style-name="ce3">
            <text:p>72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trac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8" table:style-name="ce3">
            <text:p>72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jo suprem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Cabeza de hierro</text:p>
          </table:table-cell>
          <table:table-cell office:value-type="string" table:style-name="ce3">
            <text:p>Zacian Espada Suprema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29" table:style-name="ce3">
            <text:p>72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zote torrencial</text:p>
          </table:table-cell>
          <table:table-cell office:value-type="float" office:value="25" table:style-name="ce5">
            <text:p>25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rshifu Estilo Fluido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0" table:style-name="ce3">
            <text:p>73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ranquibocado</text:p>
          </table:table-cell>
          <table:table-cell office:value-type="float" office:value="85" table:style-name="ce5">
            <text:p>8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1" table:style-name="ce3">
            <text:p>73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isparo certer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ntele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2" table:style-name="ce3">
            <text:p>73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nvite acuatico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3" table:style-name="ce3">
            <text:p>73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ta vit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4" table:style-name="ce3">
            <text:p>73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raje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5" table:style-name="ce3">
            <text:p>73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rastrero</text:p>
          </table:table-cell>
          <table:table-cell office:value-type="float" office:value="70" table:style-name="ce5">
            <text:p>7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6" table:style-name="ce3">
            <text:p>73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non Dinamax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ternatu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7" table:style-name="ce3">
            <text:p>73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coenergia</text:p>
          </table:table-cell>
          <table:table-cell office:value-type="float" office:value="150" table:style-name="ce5">
            <text:p>15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gidrag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8" table:style-name="ce3">
            <text:p>73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coflechas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apul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39" table:style-name="ce3">
            <text:p>73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truendo escam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ommo-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0" table:style-name="ce3">
            <text:p>74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faga escamas</text:p>
          </table:table-cell>
          <table:table-cell office:value-type="float" office:value="25" table:style-name="ce5">
            <text:p>25</text:p>
          </table:table-cell>
          <table:table-cell office:value-type="float" office:value="90" table:style-name="ce5">
            <text:p>9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1" table:style-name="ce3">
            <text:p>74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infinito</text:p>
          </table:table-cell>
          <table:table-cell office:value-type="float" office:value="160" table:style-name="ce5">
            <text:p>16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ternatu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2" table:style-name="ce3">
            <text:p>74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sto impact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3" table:style-name="ce3">
            <text:p>74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to voltaje</text:p>
          </table:table-cell>
          <table:table-cell office:value-type="float" office:value="70" table:style-name="ce3">
            <text:p>7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4" table:style-name="ce3">
            <text:p>74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mplificador</text:p>
          </table:table-cell>
          <table:table-cell office:value-type="float" office:value="80" table:style-name="ce3">
            <text:p>80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xtricit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5" table:style-name="ce3">
            <text:p>74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ormenta</text:p>
          </table:table-cell>
          <table:table-cell office:value-type="float" office:value="95" table:style-name="ce3">
            <text:p>95</text:p>
          </table:table-cell>
          <table:table-cell office:value-type="float" office:value="80" table:style-name="ce3">
            <text:p>8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hunduru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6" table:style-name="ce3">
            <text:p>74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ojaula</text:p>
          </table:table-cell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gielek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7" table:style-name="ce3">
            <text:p>74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opico</text:p>
          </table:table-cell>
          <table:table-cell office:value-type="float" office:value="85" table:style-name="ce3">
            <text:p>85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8" table:style-name="ce3">
            <text:p>74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ueda aural</text:p>
          </table:table-cell>
          <table:table-cell office:value-type="float" office:value="110" table:style-name="ce5">
            <text:p>11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orpek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49" table:style-name="ce3">
            <text:p>74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rcha espectral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yphlosi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su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rbes espectro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lyrex Jinete Espectral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1" table:style-name="ce3">
            <text:p>75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ltergeist</text:p>
          </table:table-cell>
          <table:table-cell office:value-type="float" office:value="110" table:style-name="ce5">
            <text:p>11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2" table:style-name="ce3">
            <text:p>75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ncor reprimido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alon igneo</text:p>
          </table:table-cell>
          <table:table-cell office:value-type="float" office:value="120" table:style-name="ce5">
            <text:p>120</text:p>
          </table:table-cell>
          <table:table-cell office:value-type="float" office:value="90" table:style-name="ce5">
            <text:p>9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inderac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4" table:style-name="ce3">
            <text:p>75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nvidia ardiente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5" table:style-name="ce3">
            <text:p>75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rupcion de ira</text:p>
          </table:table-cell>
          <table:table-cell office:value-type="float" office:value="90" table:style-name="ce5">
            <text:p>90</text:p>
          </table:table-cell>
          <table:table-cell office:value-type="float" office:value="85" table:style-name="ce5">
            <text:p>8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6" table:style-name="ce3">
            <text:p>75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ruma explosiva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utivapor</text:p>
          </table:table-cell>
          <table:table-cell office:value-type="float" office:value="90" table:style-name="ce5">
            <text:p>90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Weezing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l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8" table:style-name="ce3">
            <text:p>75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oque animico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rimmsnar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59" table:style-name="ce3">
            <text:p>75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iclon primavera</text:p>
          </table:table-cell>
          <table:table-cell office:value-type="float" office:value="95" table:style-name="ce5">
            <text:p>95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namoru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0" table:style-name="ce3">
            <text:p>76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cor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cremi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1" table:style-name="ce3">
            <text:p>76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nza glacial</text:p>
          </table:table-cell>
          <table:table-cell office:value-type="float" office:value="130" table:style-name="ce5">
            <text:p>13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lyrex Jinete Glacial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2" table:style-name="ce3">
            <text:p>76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iple axel</text:p>
          </table:table-cell>
          <table:table-cell office:value-type="float" office:value="20" table:style-name="ce5">
            <text:p>2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3" table:style-name="ce3">
            <text:p>76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iento carambano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valugg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su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4" table:style-name="ce3">
            <text:p>76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salto estelar</text:p>
          </table:table-cell>
          <table:table-cell office:value-type="float" office:value="150" table:style-name="ce5">
            <text:p>15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rfetch´d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5" table:style-name="ce3">
            <text:p>76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astion fin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link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6" table:style-name="ce3">
            <text:p>76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triunf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illigan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su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7" table:style-name="ce3">
            <text:p>76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otiva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8" table:style-name="ce3">
            <text:p>76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ctopres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rapploc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69" table:style-name="ce3">
            <text:p>76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tada relampago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ap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l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0" table:style-name="ce3">
            <text:p>77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cha corporal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1" table:style-name="ce3">
            <text:p>77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iple flecha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ciduey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su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2" table:style-name="ce3">
            <text:p>77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tiborramient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3" table:style-name="ce3">
            <text:p>77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biapode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4" table:style-name="ce3">
            <text:p>77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mbio de cancha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inderac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5" table:style-name="ce3">
            <text:p>77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ora del t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lteageis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6" table:style-name="ce3">
            <text:p>77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lso de campo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7" table:style-name="ce3">
            <text:p>77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ido malic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ppletu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8" table:style-name="ce3">
            <text:p>77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ateria asalt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illaboo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79" table:style-name="ce3">
            <text:p>77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epo</text:p>
          </table:table-cell>
          <table:table-cell office:value-type="float" office:value="35" table:style-name="ce5">
            <text:p>35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tunfisk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l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0" table:style-name="ce3">
            <text:p>78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lorofilaser</text:p>
          </table:table-cell>
          <table:table-cell office:value-type="float" office:value="120" table:style-name="ce5">
            <text:p>120</text:p>
          </table:table-cell>
          <table:table-cell office:value-type="float" office:value="95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od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su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1" table:style-name="ce3">
            <text:p>78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ura selvatic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arud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2" table:style-name="ce3">
            <text:p>78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itoimpulso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3" table:style-name="ce3">
            <text:p>78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rza G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lapp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4" table:style-name="ce3">
            <text:p>78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nzada rama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5" table:style-name="ce3">
            <text:p>78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a aural</text:p>
          </table:table-cell>
          <table:table-cell office:value-type="float" office:value="75" table:style-name="ce5">
            <text:p>75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raviar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su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6" table:style-name="ce3">
            <text:p>78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salto barrera</text:p>
          </table:table-cell>
          <table:table-cell office:value-type="float" office:value="70" table:style-name="ce5">
            <text:p>7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7" table:style-name="ce3">
            <text:p>78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alsamo osad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8" table:style-name="ce3">
            <text:p>78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njuro funesto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lowking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l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89" table:style-name="ce3">
            <text:p>78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irada helador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ticu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l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0" table:style-name="ce3">
            <text:p>79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egaria lunar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resseli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1" table:style-name="ce3">
            <text:p>79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der mistico</text:p>
          </table:table-cell>
          <table:table-cell office:value-type="float" office:value="70" table:style-name="ce5">
            <text:p>7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2" table:style-name="ce3">
            <text:p>79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lvo magic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tteren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3" table:style-name="ce3">
            <text:p>79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sta fuerza</text:p>
          </table:table-cell>
          <table:table-cell office:value-type="float" office:value="80" table:style-name="ce5">
            <text:p>8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4" table:style-name="ce3">
            <text:p>79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quitranaz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oaloss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5" table:style-name="ce3">
            <text:p>79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chazo petreo</text:p>
          </table:table-cell>
          <table:table-cell office:value-type="float" office:value="65" table:style-name="ce5">
            <text:p>65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leavo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6" table:style-name="ce3">
            <text:p>79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ayo meteorico</text:p>
          </table:table-cell>
          <table:table-cell office:value-type="float" office:value="120" table:style-name="ce5">
            <text:p>12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7" table:style-name="ce3">
            <text:p>79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ahogo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8" table:style-name="ce3">
            <text:p>79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ria candente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oltr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l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799" table:style-name="ce3">
            <text:p>79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olpe oscuro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rshifu Estilo Brus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Irreverencia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1" table:style-name="ce3">
            <text:p>80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bstruccio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bstago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2" table:style-name="ce3">
            <text:p>80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resa maxilar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3" table:style-name="ce3">
            <text:p>80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jo metralla</text:p>
          </table:table-cell>
          <table:table-cell office:value-type="float" office:value="65" table:style-name="ce5">
            <text:p>65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amurot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su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4" table:style-name="ce3">
            <text:p>80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enas ardientes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5" table:style-name="ce3">
            <text:p>80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rremetida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6" table:style-name="ce3">
            <text:p>80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err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mun de arena</text:p>
          </table:table-cell>
          <table:table-cell office:value-type="float" office:value="95" table:style-name="ce5">
            <text:p>95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ndoru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7" table:style-name="ce3">
            <text:p>80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rra nociva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neasle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8" table:style-name="ce3">
            <text:p>80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s corrosiv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09" table:style-name="ce3">
            <text:p>80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il puas toxicas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0" table:style-name="ce3">
            <text:p>81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oluscanon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lowbr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l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1" table:style-name="ce3">
            <text:p>81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la bis</text:p>
          </table:table-cell>
          <table:table-cell office:value-type="float" office:value="40" table:style-name="ce5">
            <text:p>4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2" table:style-name="ce3">
            <text:p>81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daval gelido</text:p>
          </table:table-cell>
          <table:table-cell office:value-type="float" office:value="95" table:style-name="ce5">
            <text:p>95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ornadu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3" table:style-name="ce3">
            <text:p>81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barrer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Normal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4" table:style-name="ce3">
            <text:p>81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metal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Acer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5" table:style-name="ce3">
            <text:p>81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chorr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Agu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6" table:style-name="ce3">
            <text:p>81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nsect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Bich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7" table:style-name="ce3">
            <text:p>81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drac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Dragon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8" table:style-name="ce3">
            <text:p>81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torment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Electric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19" table:style-name="ce3">
            <text:p>81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espectr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Fantasm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0" table:style-name="ce3">
            <text:p>82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gnicion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Fueg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1" table:style-name="ce3">
            <text:p>82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estel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Had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2" table:style-name="ce3">
            <text:p>82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helad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Hiel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3" table:style-name="ce3">
            <text:p>82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pun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Luch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4" table:style-name="ce3">
            <text:p>82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ataque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Normal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5" table:style-name="ce3">
            <text:p>82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flor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Plant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6" table:style-name="ce3">
            <text:p>82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Psiqu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ond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Psiquic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7" table:style-name="ce3">
            <text:p>82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lit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Roc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8" table:style-name="ce3">
            <text:p>82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sombr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Siniestr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29" table:style-name="ce3">
            <text:p>82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temblor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Tierra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0" table:style-name="ce3">
            <text:p>83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acid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Veneno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1" table:style-name="ce3">
            <text:p>83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4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xiciclon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Volador</text:p>
          </table:table-cell>
          <table:table-cell office:value-type="string" table:style-name="ce3">
            <text:p>Tod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2" table:style-name="ce3">
            <text:p>83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llamarad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4">
            <text:p>Tipo Fuego</text:p>
          </table:table-cell>
          <table:table-cell office:value-type="string" table:style-name="ce3">
            <text:p>Charizard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3" table:style-name="ce3">
            <text:p>83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estupor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Bicho</text:p>
          </table:table-cell>
          <table:table-cell office:value-type="string" table:style-name="ce3">
            <text:p>Butterfree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4" table:style-name="ce3">
            <text:p>83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tronad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Electrico</text:p>
          </table:table-cell>
          <table:table-cell office:value-type="string" table:style-name="ce3">
            <text:p>Pikachu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5" table:style-name="ce3">
            <text:p>83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monedas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Normal</text:p>
          </table:table-cell>
          <table:table-cell office:value-type="string" table:style-name="ce3">
            <text:p>Meowth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6" table:style-name="ce3">
            <text:p>83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punicion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Lucha</text:p>
          </table:table-cell>
          <table:table-cell office:value-type="string" table:style-name="ce3">
            <text:p>Machamp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7" table:style-name="ce3">
            <text:p>83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aparicion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Fantasma</text:p>
          </table:table-cell>
          <table:table-cell office:value-type="string" table:style-name="ce3">
            <text:p>Gengar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8" table:style-name="ce3">
            <text:p>83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espum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Agua</text:p>
          </table:table-cell>
          <table:table-cell office:value-type="string" table:style-name="ce3">
            <text:p>Kingler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39" table:style-name="ce3">
            <text:p>83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melod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Hielo</text:p>
          </table:table-cell>
          <table:table-cell office:value-type="string" table:style-name="ce3">
            <text:p>Lapras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0" table:style-name="ce3">
            <text:p>84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ternur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Normal</text:p>
          </table:table-cell>
          <table:table-cell office:value-type="string" table:style-name="ce3">
            <text:p>Eevee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1" table:style-name="ce3">
            <text:p>84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rreciclaje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Normal</text:p>
          </table:table-cell>
          <table:table-cell office:value-type="string" table:style-name="ce3">
            <text:p>Snorlax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2" table:style-name="ce3">
            <text:p>84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pestilenc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Veneno</text:p>
          </table:table-cell>
          <table:table-cell office:value-type="string" table:style-name="ce3">
            <text:p>Garbodor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3" table:style-name="ce3">
            <text:p>84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fundid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Acero</text:p>
          </table:table-cell>
          <table:table-cell office:value-type="string" table:style-name="ce3">
            <text:p>Melmetal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4" table:style-name="ce3">
            <text:p>84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Volador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huracan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Volador</text:p>
          </table:table-cell>
          <table:table-cell office:value-type="string" table:style-name="ce3">
            <text:p>Corviknight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5" table:style-name="ce3">
            <text:p>84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Psiqu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boved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Psiquico</text:p>
          </table:table-cell>
          <table:table-cell office:value-type="string" table:style-name="ce3">
            <text:p>Orbeetle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6" table:style-name="ce3">
            <text:p>84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trampa rocas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Agua</text:p>
          </table:table-cell>
          <table:table-cell office:value-type="string" table:style-name="ce3">
            <text:p>Drednaw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7" table:style-name="ce3">
            <text:p>84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rroca igne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Roca</text:p>
          </table:table-cell>
          <table:table-cell office:value-type="string" table:style-name="ce3">
            <text:p>Coalossal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8" table:style-name="ce3">
            <text:p>84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corrosion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Planta</text:p>
          </table:table-cell>
          <table:table-cell office:value-type="string" table:style-name="ce3">
            <text:p>Flapple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49" table:style-name="ce3">
            <text:p>84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nectar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Planta</text:p>
          </table:table-cell>
          <table:table-cell office:value-type="string" table:style-name="ce3">
            <text:p>Appletun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0" table:style-name="ce3">
            <text:p>85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Tierr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polvared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Tierra</text:p>
          </table:table-cell>
          <table:table-cell office:value-type="string" table:style-name="ce3">
            <text:p>Sandaconda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1" table:style-name="ce3">
            <text:p>85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descarg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Electrico</text:p>
          </table:table-cell>
          <table:table-cell office:value-type="string" table:style-name="ce3">
            <text:p>Toxtricity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2" table:style-name="ce3">
            <text:p>85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cienfuegos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Fuego</text:p>
          </table:table-cell>
          <table:table-cell office:value-type="string" table:style-name="ce3">
            <text:p>Centiskorch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3" table:style-name="ce3">
            <text:p>85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castig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Hada</text:p>
          </table:table-cell>
          <table:table-cell office:value-type="string" table:style-name="ce3">
            <text:p>Hatterene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4" table:style-name="ce3">
            <text:p>85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sopor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Siniestro</text:p>
          </table:table-cell>
          <table:table-cell office:value-type="string" table:style-name="ce3">
            <text:p>Grimmsnarl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5" table:style-name="ce3">
            <text:p>85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colofon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Hada</text:p>
          </table:table-cell>
          <table:table-cell office:value-type="string" table:style-name="ce3">
            <text:p>Alcremie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6" table:style-name="ce3">
            <text:p>85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trampa acer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Acero</text:p>
          </table:table-cell>
          <table:table-cell office:value-type="string" table:style-name="ce3">
            <text:p>Copperajah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7" table:style-name="ce3">
            <text:p>85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desgaste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Dragon</text:p>
          </table:table-cell>
          <table:table-cell office:value-type="string" table:style-name="ce3">
            <text:p>Duraludon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8" table:style-name="ce3">
            <text:p>85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lianas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Planta</text:p>
          </table:table-cell>
          <table:table-cell office:value-type="string" table:style-name="ce3">
            <text:p>Venusaur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59" table:style-name="ce3">
            <text:p>85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canonazo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Agua</text:p>
          </table:table-cell>
          <table:table-cell office:value-type="string" table:style-name="ce3">
            <text:p>Blastoise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0" table:style-name="ce3">
            <text:p>86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rredoble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Planta</text:p>
          </table:table-cell>
          <table:table-cell office:value-type="string" table:style-name="ce3">
            <text:p>Rillaboom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1" table:style-name="ce3">
            <text:p>86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esfera igne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Fuego</text:p>
          </table:table-cell>
          <table:table-cell office:value-type="string" table:style-name="ce3">
            <text:p>Cinderace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2" table:style-name="ce3">
            <text:p>86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disparo‎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Agua</text:p>
          </table:table-cell>
          <table:table-cell office:value-type="string" table:style-name="ce3">
            <text:p>Inteleon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3" table:style-name="ce3">
            <text:p>86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golpe brusco‎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Siniestro</text:p>
          </table:table-cell>
          <table:table-cell office:value-type="string" table:style-name="ce3">
            <text:p>Urshifu Estilo Brusco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4" table:style-name="ce3">
            <text:p>86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i</text:p>
          </table:table-cell>
          <table:table-cell office:value-type="string" table:style-name="ce4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gagolpe fluido‎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5">
            <text:p>Varia</text:p>
          </table:table-cell>
          <table:table-cell office:value-type="string" table:style-name="ce3">
            <text:p>Tipo Agua</text:p>
          </table:table-cell>
          <table:table-cell office:value-type="string" table:style-name="ce3">
            <text:p>Urshifu Estilo Fluido Gigamax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5" table:style-name="ce3">
            <text:p>86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iebre dorada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holdeng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6" table:style-name="ce3">
            <text:p>86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rtillo colosal</text:p>
          </table:table-cell>
          <table:table-cell office:value-type="float" office:value="160" table:style-name="ce5">
            <text:p>16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Tinkat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7" table:style-name="ce3">
            <text:p>86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ce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Quemarrueda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aroo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vavroo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8" table:style-name="ce3">
            <text:p>86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 fría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69" table:style-name="ce3">
            <text:p>86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anza acuátic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0" table:style-name="ce3">
            <text:p>87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drovapor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1" table:style-name="ce3">
            <text:p>87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ño jet</text:p>
          </table:table-cell>
          <table:table-cell office:value-type="float" office:value="60" table:style-name="ce5">
            <text:p>6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Palafi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2" table:style-name="ce3">
            <text:p>87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ajo acuático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Gallad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Quaxl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Quaxwel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Quaquav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luz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3" table:style-name="ce3">
            <text:p>87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gu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iple inmersión</text:p>
          </table:table-cell>
          <table:table-cell office:value-type="float" office:value="30" table:style-name="ce5">
            <text:p>30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Wugtri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4" table:style-name="ce3">
            <text:p>87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rinco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5" table:style-name="ce3">
            <text:p>87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Bich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latramp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Spidop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6" table:style-name="ce3">
            <text:p>87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salto espadón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Baxcalibu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7" table:style-name="ce3">
            <text:p>87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ragon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ído cocin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Dondoz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8" table:style-name="ce3">
            <text:p>87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oderrape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Miraid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79" table:style-name="ce3">
            <text:p>87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lectropalmas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Pawmo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0" table:style-name="ce3">
            <text:p>88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omenaje póstumo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Houndston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1" table:style-name="ce3">
            <text:p>88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ntasm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ño furia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Primeap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nnihilap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2" table:style-name="ce3">
            <text:p>88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nto ardiente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Skeledirg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3" table:style-name="ce3">
            <text:p>88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ñón armadura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Armaroug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4" table:style-name="ce3">
            <text:p>88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spada lamento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Ceruledg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5" table:style-name="ce3">
            <text:p>88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eg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rochoque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Revavroom Autostar Schedar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6" table:style-name="ce3">
            <text:p>88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ad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eerichoque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Revavroom Autostar Ruchbach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7" table:style-name="ce3">
            <text:p>88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ría acogid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Slowking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lar</text:p>
          </table:table-cell>
          <table:table-cell office:value-type="string" table:style-name="ce6">
            <text:p>Slowking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8" table:style-name="ce3">
            <text:p>88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isaje nevad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89" table:style-name="ce3">
            <text:p>88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el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irueta helada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0" table:style-name="ce3">
            <text:p>89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itrochoque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Koraido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1" table:style-name="ce3">
            <text:p>89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tada hacha</text:p>
          </table:table-cell>
          <table:table-cell office:value-type="float" office:value="120" table:style-name="ce5">
            <text:p>12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Lilligan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sui</text:p>
          </table:table-cell>
          <table:table-cell office:value-type="string" table:style-name="ce3">
            <text:p>Medicha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okix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2" table:style-name="ce3">
            <text:p>89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ugnachoque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Revavroom Autostar Caph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3" table:style-name="ce3">
            <text:p>89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utotomí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Cycliza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rthwor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4" table:style-name="ce3">
            <text:p>89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calcomaní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Grafaia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5" table:style-name="ce3">
            <text:p>89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lom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eluz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6" table:style-name="ce3">
            <text:p>89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uria taurina</text:p>
          </table:table-cell>
          <table:table-cell office:value-type="float" office:value="90" table:style-name="ce5">
            <text:p>9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aur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ldea Combatiente</text:p>
          </table:table-cell>
          <table:table-cell office:value-type="string" table:style-name="ce1">
            <text:p>Tauros</text:p>
          </table:table-cell>
          <table:table-cell office:value-type="string" table:style-name="ce3">
            <text:p>Paldea Ardiente</text:p>
          </table:table-cell>
          <table:table-cell office:value-type="string" table:style-name="ce1">
            <text:p>Tauros</text:p>
          </table:table-cell>
          <table:table-cell office:value-type="string" table:style-name="ce3">
            <text:p>Paldea Acuatica</text:p>
          </table:table-cell>
          <table:table-cell office:value-type="string" table:style-name="ce1">
            <text:p>Tauros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7" table:style-name="ce3">
            <text:p>89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ipertaladro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5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Dunsparc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udunsparc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8" table:style-name="ce3">
            <text:p>89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impieza gener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Maushold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899" table:style-name="ce3">
            <text:p>89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egaria vit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Rabsc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wmo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0" table:style-name="ce3">
            <text:p>90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roliferación</text:p>
          </table:table-cell>
          <table:table-cell office:value-type="float" office:value="20" table:style-name="ce5">
            <text:p>2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Tandemau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ushold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1" table:style-name="ce3">
            <text:p>90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raexplosión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2" table:style-name="ce3">
            <text:p>90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Abrecaminos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Vari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3" table:style-name="ce3">
            <text:p>90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Extracto picant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Scovillai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4" table:style-name="ce3">
            <text:p>90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lant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ruco floral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Meowscarad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5" table:style-name="ce3">
            <text:p>90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otocolisión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Espathr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6" table:style-name="ce3">
            <text:p>90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áser doble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Girafarig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Farigiraf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7" table:style-name="ce3">
            <text:p>90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quic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sicohojas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Ferroverdo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8" table:style-name="ce3">
            <text:p>908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oca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alazón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Naclstack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arganac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09" table:style-name="ce3">
            <text:p>90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Especia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alamidad</text:p>
          </table:table-cell>
          <table:table-cell office:value-type="string" table:style-name="ce5">
            <text:p>-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Wo-Chien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ien-Pa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ing-L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hi-Yu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10" table:style-name="ce3">
            <text:p>91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enufendiente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Kingambi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11" table:style-name="ce3">
            <text:p>91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Ominochoque</text:p>
          </table:table-cell>
          <table:table-cell office:value-type="float" office:value="80" table:style-name="ce5">
            <text:p>80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Revavroom Autostar Segin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12" table:style-name="ce3">
            <text:p>91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iniestr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Resarcimiento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Houndour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oundoo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Honchkrow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Mabosstiff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Zorua</text:p>
          </table:table-cell>
          <table:table-cell office:value-type="string" table:style-name="ce3">
            <text:p>Hisu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13" table:style-name="ce3">
            <text:p>9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ro mortífero</text:p>
          </table:table-cell>
          <table:table-cell office:value-type="float" office:value="30" table:style-name="ce5">
            <text:p>30</text:p>
          </table:table-cell>
          <table:table-cell office:value-type="float" office:value="100" table:style-name="ce5">
            <text:p>100</text:p>
          </table:table-cell>
          <table:table-cell office:value-type="float" office:value="15" table:style-name="ce5">
            <text:p>15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Glimmora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style-name="ro1">
          <table:table-cell office:value-type="float" office:value="914" table:style-name="ce3">
            <text:p>91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Veneno</text:p>
          </table:table-cell>
          <table:table-cell office:value-type="string" table:style-name="ce3">
            <text:p>Fisic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onzochoque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Revavroom Autostar Tsih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0"/>
        </table:table-row>
        <table:table-row table:number-rows-repeated="10476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phpMyAdmin 5.0.2</meta:initial-creator>
    <dc:creator>David CM</dc:creator>
    <meta:creation-date>2020-12-26T11:59:28Z</meta:creation-date>
    <dc:date>2023-06-07T14:04:17Z</dc:date>
  </office:meta>
</office:document-meta>
</file>